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nos1" svg:font-family="Tinos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style:font-name="Tinos1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style:font-name="Tinos1"/>
    </style:style>
    <style:style style:name="P4" style:family="paragraph" style:parent-style-name="Text_20_body" style:list-style-name="L1">
      <style:text-properties style:font-name="Tinos1"/>
    </style:style>
    <style:style style:name="P5" style:family="paragraph" style:parent-style-name="Text_20_body" style:list-style-name="L2">
      <style:text-properties style:font-name="Tinos1"/>
    </style:style>
    <style:style style:name="P6" style:family="paragraph" style:parent-style-name="Heading_20_2">
      <style:text-properties style:font-name="Tinos1"/>
    </style:style>
    <style:style style:name="P7" style:family="paragraph" style:parent-style-name="Heading_20_3">
      <style:text-properties style:font-name="Tinos1"/>
    </style:style>
    <style:style style:name="T1" style:family="text">
      <style:text-properties style:font-name="Tinos1"/>
    </style:style>
    <style:style style:name="T2" style:family="text">
      <style:text-properties style:text-position="sub 58%" style:font-name="Tinos1"/>
    </style:style>
    <style:style style:name="T3" style:family="text">
      <style:text-properties style:text-position="super 58%" style:font-name="Tinos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chnická zpráva</text:h>
      <text:h text:style-name="Heading_20_2" text:outline-level="2">A. Identifikační údaje</text:h>
      <text:h text:style-name="Heading_20_3" text:outline-level="3">Účel zprávy</text:h>
      <text:p text:style-name="Standard">Projekt elektroinstalace rodiného domu Klassik 137.</text:p>
      <text:h text:style-name="Heading_20_3" text:outline-level="3">Předmět projektu</text:h>
      <text:p text:style-name="Standard">Tento projekt řeší připojení rodiného domu (Klassik 137) k veřejné elektrické síti nízkého napětí, měření spotřebované elektrické energie, samotnou elektroinstalaci objektu včetně jímací soustavy bleskosvodu.</text:p>
      <text:h text:style-name="Heading_20_3" text:outline-level="3">Obecné údaje</text:h>
      <text:p text:style-name="Text_20_body">Stavba:<text:tab/><text:tab/>Brnířov 118, rodinný dům</text:p>
      <text:p text:style-name="Text_20_body">Místo stavby:<text:tab/><text:tab/>Brnířov</text:p>
      <text:p text:style-name="Text_20_body">Stavební úrad:<text:tab/><text:tab/>Domažlice</text:p>
      <text:p text:style-name="Text_20_body">Projektant:<text:tab/><text:tab/>Martin Zlámal</text:p>
      <text:p text:style-name="Text_20_body">Datum zpracování:<text:tab/>prosinec 2015</text:p>
      <text:h text:style-name="Heading_20_2" text:outline-level="2">B. Základní technické údaje</text:h>
      <text:h text:style-name="Heading_20_3" text:outline-level="3">Napěťová soustava</text:h>
      <text:p text:style-name="Text_20_body">3+PEN, 50 Hz, AC, 400/230, TN-C</text:p>
      <text:p text:style-name="Text_20_body">3+PE+N, 50 Hz, AC, 400/230, TN-S</text:p>
      <text:h text:style-name="Heading_20_3" text:outline-level="3">Instalovaný příkon</text:h>
      <text:p text:style-name="Text_20_body">Bojler:<text:tab/><text:tab/><text:tab/><text:tab/>2 140 W</text:p>
      <text:p text:style-name="Text_20_body">Lednice:<text:tab/><text:tab/><text:tab/>50 W</text:p>
      <text:p text:style-name="Text_20_body">Pračka:<text:tab/><text:tab/><text:tab/>2 300 W</text:p>
      <text:p text:style-name="Text_20_body">Myčka nádobí:<text:tab/><text:tab/>1 500 W</text:p>
      <text:p text:style-name="Text_20_body">Pečící trouba:<text:tab/><text:tab/><text:tab/>3 100 W</text:p>
      <text:p text:style-name="Text_20_body">Mikrovlnná trouba:<text:tab/><text:tab/>1 000 W</text:p>
      <text:p text:style-name="Text_20_body">Rychlovarná konvice:<text:tab/><text:tab/>1 500 W</text:p>
      <text:p text:style-name="Text_20_body">LED televize:<text:tab/><text:tab/><text:tab/>35 W</text:p>
      <text:p text:style-name="Text_20_body">Osvětlení:<text:tab/><text:tab/><text:tab/>1 000 W</text:p>
      <text:p text:style-name="Text_20_body">Ostatní:<text:tab/><text:tab/><text:tab/>3 000 W</text:p>
      <text:p text:style-name="P2">Celkem:<text:tab/><text:tab/><text:tab/>15 625 W</text:p>
      <text:h text:style-name="Heading_20_3" text:outline-level="3"><text:soft-page-break/>Činitel náročnosti (soudobost)</text:h>
      <text:p text:style-name="P1"><draw:frame draw:style-name="fr1" draw:name="Objekt2" text:anchor-type="as-char" svg:y="-0.377cm" svg:width="1.542cm" svg:height="0.483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7" text:outline-level="3">Soudobý příkon</text:h>
      <text:p text:style-name="P1"><draw:frame draw:style-name="fr1" draw:name="Objekt1" text:anchor-type="as-char" svg:y="-0.432cm" svg:width="7.31cm" svg:height="0.587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7" text:outline-level="3">Stupeň elektrizace</text:h>
      <text:p text:style-name="Text_20_body">A (byty s elektrickým vybavením připojeným k rozvodu pohyblivým vodičem nebo pevně připojené, přičemž příkon žádného ze spotřebičů nepřesahuje 3,5 kVA)</text:p>
      <text:h text:style-name="P7" text:outline-level="3">Hlavní jistič před elektroměrem</text:h>
      <text:p text:style-name="P1">třípólový 20 A</text:p>
      <text:h text:style-name="P7" text:outline-level="3">Vnější vlivy vnitřních prostor:</text:h>
      <text:p text:style-name="P1">AA5 (teplota okolí +5 až +40 °C)</text:p>
      <text:p text:style-name="P1">AB5 (teplota +5 až +40 °C, RH 5 až 85%)</text:p>
      <text:p text:style-name="P1">AC1 (nadmořská výška do 2000 m. n. m.)</text:p>
      <text:h text:style-name="P7" text:outline-level="3">Další poznámky</text:h>
      <text:p text:style-name="P1">Vzhledem k charakteru zátěže není nutné kompenzovat účinník. Objekt se řadí do třetího stupně důležitosti dodávky elektrické energie, tedy bez nutnosti zajištění zvláštních opatření pro napájení.</text:p>
      <text:h text:style-name="P6" text:outline-level="2">C. Projektové podklady</text:h>
      <text:p text:style-name="P1">Prodkladem pro vypracování této technické zprávy jsou jednotlivé nákresy objektu včetně související legislativy:</text:p>
      <text:list xml:id="list6741043818553731783" text:style-name="L1">
        <text:list-item>
          <text:p text:style-name="P4">Zákon č. 458/2000 Sb. o podmínkách podnikání a výkonu státní správy v energetických odvětvích (energetický zákon)</text:p>
        </text:list-item>
        <text:list-item>
          <text:p text:style-name="P4">Zákon č. 22/1997 Sb. o technických požadavcích na výrobky</text:p>
        </text:list-item>
        <text:list-item>
          <text:p text:style-name="P4">Zákon č. 102/2001 Sb. o obecné bezpečnosti výrobků</text:p>
        </text:list-item>
        <text:list-item>
          <text:p text:style-name="P4">Zákon č. 505/1990 Sb. o metrologii</text:p>
        </text:list-item>
        <text:list-item>
          <text:p text:style-name="P4">Vyhláška ERÚ č. 51/2006 Sb., o podmínkách připojení k elektrizační soustavě</text:p>
        </text:list-item>
      </text:list>
      <text:p text:style-name="P1">Technická zpráva přihlíží k následujícím normám (výčet nejdůležitějších):</text:p>
      <text:list xml:id="list320561757556542810" text:style-name="L2">
        <text:list-item>
          <text:p text:style-name="P5">ČSN 33 2000-1 Elektrické instalace nízkého napětí - Část 1: Základní hlediska, stanovení základních charakteristik, definice</text:p>
        </text:list-item>
        <text:list-item>
          <text:p text:style-name="P5">ČSN 33 2000-4-41 Elektrické instalace nízkého napětí - Část 4 - 41: Ochranná opatření pro zajištění bezpečnosti - Ochrana před úrazem elektrickým proudem</text:p>
        </text:list-item>
        <text:list-item>
          <text:p text:style-name="P5">ČSN 33 2000-5-54 Elektrické instalace nízkého napětí - Část 5 - 54: Výběr a stavba elektrických zařízení - Uzemnění, ochranné vodiče a vodiče ochranného pospojování</text:p>
        </text:list-item>
        <text:list-item>
          <text:p text:style-name="P5">ČSN 33 2000-6 Elektrické instalace nízkého napětí - Část 6: Revize </text:p>
        </text:list-item>
        <text:list-item>
          <text:p text:style-name="P5">ČSN 33 2130 Elektrické instalace nízkého napětí - Vnitřní elektrické rozvody</text:p>
        </text:list-item>
        <text:list-item>
          <text:p text:style-name="P5"><text:soft-page-break/>ČSN 33 3320 Elektrotechnické předpisy. Elektrické přípojky</text:p>
        </text:list-item>
        <text:list-item>
          <text:p text:style-name="P5">ČSN EN 60439 Rozváděče nn (části 1-5)</text:p>
        </text:list-item>
        <text:list-item>
          <text:p text:style-name="P5">ČSN EN 60529 Stupně ochrany krytem (krytí - IP kód)</text:p>
        </text:list-item>
        <text:list-item>
          <text:p text:style-name="P5">ČSN EN 60947-2 Spínací a řídicí přístroje nízkého napětí - Část 2: Jističe</text:p>
        </text:list-item>
        <text:list-item>
          <text:p text:style-name="P5">ČSN EN 62019 Elektrická příslušenství - Jističe a podobná zařízení pro domovní použití - Jednotky s pomocnými kontakty PNE 330000-5 Umístění zařízení ochrany před přepětím tř. požadavků B v el. instalacích odběrných zařízení.</text:p>
        </text:list-item>
        <text:list-item>
          <text:p text:style-name="P5">ČSN IEC 757 Elektrotechnické předpisy. Kód pro označování barev</text:p>
        </text:list-item>
        <text:list-item>
          <text:p text:style-name="P5">ČSN 33 0166 Označování žil kabelů a ohebných šňůr</text:p>
        </text:list-item>
        <text:list-item>
          <text:p text:style-name="P5">ČSN EN 60 898 Elektrická příslušenství - Jističe pro nadproudové jištění domovních a podobných instalací (části 1-2)</text:p>
        </text:list-item>
      </text:list>
      <text:h text:style-name="P6" text:outline-level="2">D. Technický popis</text:h>
      <text:p text:style-name="P1">Objekt se nachází v blízkosti trafostanice ze které vede odbočka (přes HDS a ER) rovnou k domu. HDS je připojena ke 5 m vzdálenému transformátu pomocí kabelu 1-AYKY 3x70+50. HDS obsahuje pojistky PHNA000 25A gG a hlavní jistič byl nadimenzován na 20 A. Konkrétně je navržen typ LTN-20C. Tato hodnota vychází z třífázového soudobého příkonu 12 031,3 W, kde by proud neměl překročit 17,9 A (viz následjící část dokumentu). Z ER je vedeno zemí CYKY 5x10 až do hlavního domovního rozváděče.</text:p>
      <text:p text:style-name="P1">Elektroinstalace objektu bude provedena pomocí husích krků podle ČSN 33 2130 (elektroinstalace nízkého napětí). Použity budou kabely CYKY v provedení 3C a 5C podle potřeby. Jednotlivé okruhy jsou jištěny pomocí jističů kombinovaných s proudovým chráničem s výjimkou 3F přívodu do garáže a okruhu s lednicí (pouze z praktických důvodů). Zásuvkové ochrany jsou jištěny pomocí 16 A jističů bez výjimky. Vybavovací proud proudového chrániče je ve všech případech 30 mA. Světelné okruhy jsou pak připojeny na jističe 10 A. Zásuvkové okruhy jsou dále rozvedeny kabely CYKY-J 3x2,5 a světelné CYKY-J 3x1,5. Hlavní vypínač v rozvaděči je dimenzován na 25 A.</text:p>
      <text:p text:style-name="P1">Minimální krytí zásuvek uvnitř objektu je IP 20 a vně objektu IP 44. Hlavní domovní rozvaděč musí mít minimální krytí IP 30.</text:p>
      <text:p text:style-name="P1">V objektu bude instalován Wi-Fi router, telefon a bezdrátový zvonek (připojený do zásuvky Z2.1) s tlačítkem na sloupku plotu (baterie). Od Wi-Fi routeru vede libovolný ethernetový kabel k datovým zásuvkám v obýváku a v pokoji v prvním patře.</text:p>
      <text:p text:style-name="Text_20_body">Bleskosvod je po střeše rozveden pomocí FeZn o průměru 8 mm a to až ke zkušební svorce, která je umístně v místě každého ze svodů do země. Od této svorky pak dále vede FeZn o průměru 10 mm. Samotný hromosvod je připojenk okapu pomocí okapové svorky (celkem na třech místech). Platí pouze pro případ kovových okapů. Na střeše jsou rozmístěny tři hlavní jímače o výšce 750 mm a jeden pomocný o výšce 450 mm, který je ukotven ke komínu.</text:p>
      <text:h text:style-name="P6" text:outline-level="2">E. Dimenzování hlavní přípojky objektu</text:h>
      <text:p text:style-name="P1">Dimenzování přípojky je počítáno z hodnot viz dřívější rozbor. Celkový proud přípojkou je potom:</text:p>
      <text:p text:style-name="Text_20_body"><draw:frame draw:style-name="fr1" draw:name="Objekt3" text:anchor-type="as-char" svg:y="-0.677cm" svg:width="7.325cm" svg:height="1.12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Podle noremy ČSN IEC 33 2000-5-523 dále platí nejvyšší povolená provozní tepolta (PVC) +70 °C. <text:span text:style-name="T1">K připojení objektu bude použit kabel CYKY v provedení 4B uložený v zemi. Pro kabel umístěný v zemi při 20 °C je přepočítávací součinitel pro okolní teploty země k</text:span><text:span text:style-name="T2">1</text:span><text:span text:style-name="T1"> = 1 (referenční </text:span><text:soft-page-break/><text:span text:style-name="T1">hodnota). Druhý součinitel (pro více než jeden obvod, kabely uložené v trubkách nebo rourách zakopaných v zemi) je roven k</text:span><text:span text:style-name="T2">2</text:span><text:span text:style-name="T1"> = 0,95. Pro maximální jmenovitý proud platí, že:</text:span></text:p>
      <text:p text:style-name="Text_20_body"><draw:frame draw:style-name="fr1" draw:name="Objekt4" text:anchor-type="as-char" svg:y="-0.684cm" svg:width="5.572cm" svg:height="1.12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<text:span text:style-name="T1">Hodnota dovoleného proudu kabelu je podle normy pro vodič Cu 10 mm</text:span><text:span text:style-name="T3">2</text:span><text:span text:style-name="T1"> 52 A. Po přepočtení podle pomocí koeficientu platí:</text:span></text:p>
      <text:p text:style-name="P1"><draw:frame draw:style-name="fr1" draw:name="Objekt5" text:anchor-type="as-char" svg:y="-0.377cm" svg:width="4.8cm" svg:height="0.533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Text_20_body"><text:span text:style-name="T1">Což je větší než celkový proud přípojkou I</text:span><text:span text:style-name="T2">P</text:span><text:span text:style-name="T1">. Kabel CYKY 4Bx10 mm</text:span><text:span text:style-name="T3">2</text:span><text:span text:style-name="T1"> tedy s přehledem vyhovuje.</text:span></text:p>
      <text:p text:style-name="P1">Další výpočty přípojky viz přiložené výpočty z výpočtového programu Sichr.</text:p>
      <text:h text:style-name="Heading_20_2" text:outline-level="2">F. Použitý elektroinstalační materiál</text:h>
      <text:p text:style-name="Text_20_body">Uvedené ceny jsou pouze orientační.</text:p>
      <text:p text:style-name="Text_20_body">CYKY 5x10<text:tab/><text:tab/><text:tab/>20 m<text:tab/><text:tab/><text:tab/>2 381,20 Kč</text:p>
      <text:p text:style-name="Text_20_body">CYKY 5x2,5<text:tab/><text:tab/><text:tab/>12 m<text:tab/><text:tab/><text:tab/>352,80 Kč</text:p>
      <text:p text:style-name="Text_20_body">CYKY 3x2,5<text:tab/><text:tab/><text:tab/>85 m<text:tab/><text:tab/><text:tab/>1 522,35 Kč</text:p>
      <text:p text:style-name="Text_20_body">CYKY 3x1,5<text:tab/><text:tab/><text:tab/>120 m<text:tab/><text:tab/><text:tab/>1 321,20 Kč</text:p>
      <text:p text:style-name="Text_20_body">Zásuvka 1F<text:tab/><text:tab/><text:tab/>26 ks<text:tab/><text:tab/><text:tab/>1 531,66 Kč</text:p>
      <text:p text:style-name="Text_20_body">Zásuvka 3F<text:tab/><text:tab/><text:tab/>2 ks<text:tab/><text:tab/><text:tab/>1 043,50 Kč</text:p>
      <text:p text:style-name="Text_20_body">Zářivka 1,5 m<text:tab/><text:tab/><text:tab/>1 ks<text:tab/><text:tab/><text:tab/>922.46 Kč</text:p>
      <text:p text:style-name="Text_20_body">Stropní svítidlo<text:tab/><text:tab/>16 ks<text:tab/><text:tab/><text:tab/>18 815,50 Kč</text:p>
      <text:p text:style-name="Text_20_body">Světlo na zeď<text:tab/><text:tab/><text:tab/>5 ks<text:tab/><text:tab/><text:tab/>3 049,70 Kč</text:p>
      <text:p text:style-name="Text_20_body">Jednopólový vypínač<text:tab/><text:tab/>11 ks<text:tab/><text:tab/><text:tab/>552,20 Kč</text:p>
      <text:p text:style-name="Text_20_body">Sériový přepínač<text:tab/><text:tab/>2 ks<text:tab/><text:tab/><text:tab/>157,66 Kč</text:p>
      <text:p text:style-name="Text_20_body">Střídavý přepínač<text:tab/><text:tab/>6 ks<text:tab/><text:tab/><text:tab/>535,20 Kč</text:p>
      <text:p text:style-name="Text_20_body">Datové vodiče<text:tab/><text:tab/><text:tab/>25 m<text:tab/><text:tab/><text:tab/>154,50 Kč</text:p>
      <text:p text:style-name="Text_20_body">Datové zásuvky<text:tab/><text:tab/>2 ks<text:tab/><text:tab/><text:tab/>366,18 Kč</text:p>
      <text:p text:style-name="Text_20_body">FeZn 8<text:tab/><text:tab/><text:tab/><text:tab/>38 m<text:tab/><text:tab/><text:tab/>1 267,30 Kč</text:p>
      <text:p text:style-name="Text_20_body">FeZn 10<text:tab/><text:tab/><text:tab/>45 m<text:tab/><text:tab/><text:tab/>1 500,75 Kč</text:p>
      <text:p text:style-name="Text_20_body">Okapová svorka<text:tab/><text:tab/>3 ks<text:tab/><text:tab/><text:tab/>109,62 Kč</text:p>
      <text:p text:style-name="Text_20_body">Zkušební svorka<text:tab/><text:tab/>3 ks<text:tab/><text:tab/><text:tab/>121,32 Kč</text:p>
      <text:p text:style-name="Text_20_body">Ostatní hrom. mat.<text:tab/><text:tab/>-<text:tab/><text:tab/><text:tab/>1 378,5 Kč</text:p>
      <text:p text:style-name="Text_20_body">Jistič 16 A<text:tab/><text:tab/><text:tab/>1 ks<text:tab/><text:tab/><text:tab/>101,26 Kč</text:p>
      <text:p text:style-name="Text_20_body">Jistič 16 A / 30 mA<text:tab/><text:tab/>4 ks<text:tab/><text:tab/><text:tab/>559,64 Kč</text:p>
      <text:p text:style-name="Text_20_body">Jistič 3F 16 A<text:tab/><text:tab/><text:tab/>1 ks<text:tab/><text:tab/><text:tab/>429,02 Kč</text:p>
      <text:p text:style-name="Text_20_body">Jistič 10 A / 30 mA<text:tab/><text:tab/>6 ks<text:tab/><text:tab/><text:tab/>788,46 Kč</text:p>
      <text:p text:style-name="Text_20_body">Propojovací lišta 3F<text:tab/><text:tab/>2 ks<text:tab/><text:tab/><text:tab/>306,68 Kč</text:p>
      <text:p text:style-name="Text_20_body">Vypínač 25 A<text:tab/><text:tab/><text:tab/>1 ks<text:tab/><text:tab/><text:tab/>234,30 Kč</text:p>
      <text:p text:style-name="Text_20_body">Rozváděčová skříň<text:tab/><text:tab/>1 ks<text:tab/><text:tab/><text:tab/>2 567,46 Kč</text:p>
      <text:p text:style-name="Text_20_body"><text:soft-page-break/>Odhadovaná cena elektroinstalačního materiálu je tedy 42 071 Kč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nos1" svg:font-family="Tinos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GB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style:shadow="none">
        <style:tab-stops/>
      </style:paragraph-properties>
      <style:text-properties fo:font-size="2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ODO" style:family="paragraph" style:parent-style-name="Text_20_body" style:class="text">
      <style:paragraph-properties fo:background-color="#ffff00">
        <style:background-image/>
      </style:paragraph-properties>
      <style:text-properties fo:color="#ff3333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Zlámal</meta:initial-creator>
    <meta:creation-date>2015-10-18T16:25:32</meta:creation-date>
    <meta:generator>OpenOffice/4.1.1$Unix OpenOffice.org_project/411m6$Build-9775</meta:generator>
    <dc:date>2015-12-07T19:22:58</dc:date>
    <dc:creator>Martin Zlámal</dc:creator>
    <meta:editing-duration>P1DT1H39M32S</meta:editing-duration>
    <meta:editing-cycles>129</meta:editing-cycles>
    <meta:document-statistic meta:table-count="0" meta:image-count="0" meta:object-count="5" meta:page-count="5" meta:paragraph-count="107" meta:word-count="1164" meta:character-count="7061"/>
  </office:meta>
</office:document-meta>
</file>

<file path=Object 1/content.xml><?xml version="1.0" encoding="utf-8"?>
<math xmlns="http://www.w3.org/1998/Math/MathML">
  <semantics>
    <mrow>
      <mrow>
        <mrow>
          <msub>
            <mi>P</mi>
            <mo stretchy="false">β</mo>
          </msub>
          <mo stretchy="false">=</mo>
          <mrow>
            <mo stretchy="false">β</mo>
            <mo stretchy="false">⋅</mo>
            <mrow>
              <mo stretchy="false">∑</mo>
              <msub>
                <mi>P</mi>
                <mi>i</mi>
              </msub>
            </mrow>
          </mrow>
        </mrow>
        <mo stretchy="false">=</mo>
        <mrow>
          <mn>0,77</mn>
          <mo stretchy="false">⋅</mo>
          <mn>15</mn>
        </mrow>
      </mrow>
      <mn>625</mn>
      <mrow>
        <mi>W</mi>
        <mo stretchy="false">=</mo>
        <mn>12</mn>
      </mrow>
      <mn>031,3</mn>
      <mi>W</mi>
    </mrow>
    <annotation encoding="StarMath 5.0">P_%beta = %beta cdot sum P_i = 0,77 cdot 15 625 W = 12 031,3 W</annotation>
  </semantics>
</math>
</file>

<file path=Object 2/content.xml><?xml version="1.0" encoding="utf-8"?>
<math xmlns="http://www.w3.org/1998/Math/MathML">
  <semantics>
    <mrow>
      <mrow>
        <mo stretchy="false">β</mo>
        <mo stretchy="false">=</mo>
        <mn>0,77</mn>
      </mrow>
    </mrow>
    <annotation encoding="StarMath 5.0">%beta = 0,77</annotation>
  </semantics>
</math>
</file>

<file path=Object 3/content.xml><?xml version="1.0" encoding="utf-8"?>
<math xmlns="http://www.w3.org/1998/Math/MathML">
  <semantics>
    <mrow>
      <mrow>
        <mrow>
          <mrow>
            <msub>
              <mi>I</mi>
              <mi>P</mi>
            </msub>
            <mo stretchy="false">=</mo>
            <mfrac>
              <msub>
                <mi>P</mi>
                <mo stretchy="false">β</mo>
              </msub>
              <mrow>
                <mrow>
                  <mrow>
                    <msqrt>
                      <mrow>
                        <mn>3</mn>
                      </mrow>
                    </msqrt>
                    <mo stretchy="false">⋅</mo>
                    <mi>U</mi>
                  </mrow>
                  <mo stretchy="false">⋅</mo>
                  <mi>cos</mi>
                </mrow>
                <mrow>
                  <mo stretchy="false">(</mo>
                  <mrow>
                    <mo stretchy="false">ϕ</mo>
                  </mrow>
                  <mo stretchy="false">)</mo>
                </mrow>
              </mrow>
            </mfrac>
          </mrow>
          <mo stretchy="false">=</mo>
          <mfrac>
            <mrow>
              <mn>12</mn>
              <mn>031,3</mn>
            </mrow>
            <mrow>
              <mrow>
                <mrow>
                  <msqrt>
                    <mrow>
                      <mn>3</mn>
                    </mrow>
                  </msqrt>
                  <mo stretchy="false">⋅</mo>
                  <mn>400</mn>
                </mrow>
                <mo stretchy="false">⋅</mo>
                <mn>0,97</mn>
              </mrow>
            </mrow>
          </mfrac>
        </mrow>
        <mo stretchy="false">=</mo>
        <mn>17,9</mn>
      </mrow>
      <mi>A</mi>
    </mrow>
    <annotation encoding="StarMath 5.0">I_P = P_%beta over {sqrt{3} cdot U cdot cos(%phi)} = {12 031,3} over {sqrt{3} cdot 400 cdot 0,97} = 17,9 A</annotation>
  </semantics>
</math>
</file>

<file path=Object 4/content.xml><?xml version="1.0" encoding="utf-8"?>
<math xmlns="http://www.w3.org/1998/Math/MathML">
  <semantics>
    <mrow>
      <mrow>
        <mrow>
          <mrow>
            <msub>
              <mi>I</mi>
              <mi mathvariant="italic">NP</mi>
            </msub>
            <mo stretchy="false">=</mo>
            <mfrac>
              <mrow>
                <msub>
                  <mi>I</mi>
                  <mi>P</mi>
                </msub>
              </mrow>
              <mrow>
                <mrow>
                  <msub>
                    <mi>k</mi>
                    <mn>1</mn>
                  </msub>
                  <mo stretchy="false">⋅</mo>
                  <msub>
                    <mi>k</mi>
                    <mn>2</mn>
                  </msub>
                </mrow>
              </mrow>
            </mfrac>
          </mrow>
          <mo stretchy="false">=</mo>
          <mfrac>
            <mrow>
              <mn>17,9</mn>
            </mrow>
            <mrow>
              <mrow>
                <mn>1,0</mn>
                <mo stretchy="false">⋅</mo>
                <mn>0.95</mn>
              </mrow>
            </mrow>
          </mfrac>
        </mrow>
        <mo stretchy="false">=</mo>
        <mn>18,84</mn>
      </mrow>
      <mi>A</mi>
    </mrow>
    <annotation encoding="StarMath 5.0">I_NP={I_P} over {k_1 cdot k_2} = {17,9} over {1,0 cdot 0.95}= 18,84 A</annotation>
  </semantics>
</math>
</file>

<file path=Object 5/content.xml><?xml version="1.0" encoding="utf-8"?>
<math xmlns="http://www.w3.org/1998/Math/MathML">
  <semantics>
    <mrow>
      <mrow>
        <mrow>
          <msub>
            <mi>I</mi>
            <mrow>
              <mi mathvariant="italic">DOV</mi>
            </mrow>
          </msub>
          <mo stretchy="false">=</mo>
          <mrow>
            <mrow>
              <mn>52</mn>
              <mo stretchy="false">⋅</mo>
              <mn>1,0</mn>
            </mrow>
            <mo stretchy="false">⋅</mo>
            <mn>0.95</mn>
          </mrow>
        </mrow>
        <mo stretchy="false">=</mo>
        <mn>49,4</mn>
      </mrow>
      <mi>A</mi>
    </mrow>
    <annotation encoding="StarMath 5.0">I_{DOV}=52 cdot 1,0 cdot 0.95 = 49,4 A</annotation>
  </semantics>
</math>
</file>